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officeooo:rsid="000d0b24" officeooo:paragraph-rsid="000d0b24" style:font-size-asian="10pt" style:font-size-complex="10pt"/>
    </style:style>
    <style:style style:name="P2" style:family="paragraph" style:parent-style-name="Standard">
      <style:text-properties style:font-name="Liberation Sans" fo:font-size="10pt" officeooo:rsid="000d0b24" officeooo:paragraph-rsid="000dbc9f" style:font-size-asian="10pt" style:font-size-complex="10pt"/>
    </style:style>
    <style:style style:name="T1" style:family="text">
      <style:text-properties officeooo:rsid="001149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y Management (JMS Framework). </text:p>
      <text:p text:style-name="P1"/>
      <text:p text:style-name="P1">1. Allocators (Heaps). </text:p>
      <text:p text:style-name="P1"/>
      <text:p text:style-name="P1">1.1. System Allocator (fully synchronized, original source <text:span text:style-name="T1">of memory</text:span>: like original new and delete operators work). </text:p>
      <text:p text:style-name="P1"/>
      <text:p text:style-name="P1">1.2. Application Allocator (application-wide synchronization: allocation and deallocation are possible at any place, but have no dependency on the system). </text:p>
      <text:p text:style-name="P1"/>
      <text:p text:style-name="P1">1.3. Subsystem Allocator (subsystem-wide synchronization: allocation and deallocation are possible between several threads; for example: one child thread and main thread). </text:p>
      <text:p text:style-name="P1"/>
      <text:p text:style-name="P1">1.4. Thread Allocator (non-synchronized: allocation and deallocation are possible inside this thread only). </text:p>
      <text:p text:style-name="P1"/>
      <text:p text:style-name="P1"><text:tab/> </text:p>
      <text:p text:style-name="P1">Heaps. </text:p>
      <text:p text:style-name="P1"/>
      <text:p text:style-name="P1">2. Memory Pools (Fixed allocation size heaps). </text:p>
      <text:p text:style-name="P1"/>
      <text:p text:style-name="P1">2.1. Application Memory Pool (application-wide synchronization: allocation and deallocation of fixed size memory blocks are possible at any place). </text:p>
      <text:p text:style-name="P1"/>
      <text:p text:style-name="P1">2.2. Subsystem Memory Pool (subsystem-wide synchronization: allocation and deallocation of fixed size memory blocks are possible between several threads). </text:p>
      <text:p text:style-name="P1"/>
      <text:p text:style-name="P1">2.3. Thread Memory Pool (non-synchronized: allocation and deallocation of fixed size memory blocks are possible inside this thread only). </text:p>
      <text:p text:style-name="P1"/>
      <text:p text:style-name="P1"><text:tab/> </text:p>
      <text:p text:style-name="P1">Fixed allocation size heaps. </text:p>
      <text:p text:style-name="P1"><text:tab/> </text:p>
      <text:p text:style-name="P1">In fact, 1.2 and 1.3, and also 2.1 and 2.2 are the same in functionality, but have differences in use. </text:p>
      <text:p text:style-name="P1">1.2 (2.1) are used as a single instance of 1.3 (2.2) in application-wide manner. </text:p>
      <text:p text:style-name="P1"/>
      <text:p text:style-name="P1">If allocation and deallocation are perfomed in one thread, allocated objects could be used in any thread, if original thread will be alive long enough. </text:p>
      <text:p text:style-name="P1"/>
      <text:p text:style-name="P1"/>
      <text:p text:style-name="P1">( No interest at the moment </text:p>
      <text:p text:style-name="P1">3. Object Pools (Empty Object heaps). </text:p>
      <text:p text:style-name="P1"><text:tab/>3.1. Application Memory Pool. </text:p>
      <text:p text:style-name="P1"><text:tab/>3.2. Subsystem Memory Pool. </text:p>
      <text:p text:style-name="P1"><text:tab/>3.3. Thread Memory Pool. </text:p>
      <text:p text:style-name="P1">) </text:p>
      <text:p text:style-name="P1"/>
      <text:p text:style-name="P1"/>
      <text:p text:style-name="P1">Structure. </text:p>
      <text:p text:style-name="P1"/>
      <text:p text:style-name="P1">Remark. </text:p>
      <text:p text:style-name="P1">Debug version will store all required information in both internal structures and in allocated blocks. </text:p>
      <text:p text:style-name="P1">Release version will store required information only in one appropriate place. </text:p>
      <text:p text:style-name="P1"/>
      <text:p text:style-name="P1">1. System allocator maintain memory allocate requests through ::malloc() calls from application allocator. </text:p>
      <text:p text:style-name="P1"/>
      <text:p text:style-name="P1">Allocation: </text:p>
      <text:p text:style-name="P1"><text:tab/>- just dispatchs the request to ::malloc(). </text:p>
      <text:p text:style-name="P1"/>
      <text:p text:style-name="P1">Deallocation: </text:p>
      <text:p text:style-name="P1"><text:tab/>- just dispatchs the request to ::free(). </text:p>
      <text:p text:style-name="P1"/>
      <text:p text:style-name="P1">2. Application allocator allocates memory via system allocator, maintains several heaps (chunks) and maintains memory allocate requests from SetOfPools allocators. </text:p>
      <text:p text:style-name="P1"><text:soft-page-break/></text:p>
      <text:p text:style-name="P1">Additional information: </text:p>
      <text:p text:style-name="P1"><text:tab/>- on chunk: chunk address, chunk size, occupancy (free) list </text:p>
      <text:p text:style-name="P1"><text:tab/>- on allocation: block address, block size (block size can be stored in free list) </text:p>
      <text:p text:style-name="P1"/>
      <text:p text:style-name="P1">Allocation:<text:tab/> </text:p>
      <text:p text:style-name="P1"><text:tab/>- if there is no preallocated chunks, the chunk of certain size will be allocated via system allocator. </text:p>
      <text:p text:style-name="P1"><text:tab/>- if there is not enough free space in existing chunks, the chunk of certain size will be allocated via system allocator. </text:p>
      <text:p text:style-name="P1"><text:tab/>- first fit space will be allocated in selected chunk. </text:p>
      <text:p text:style-name="P1"/>
      <text:p text:style-name="P1">Deallocation: </text:p>
      <text:p text:style-name="P1"><text:tab/>- detects the appropriate chunk by its address </text:p>
      <text:p text:style-name="P1"><text:tab/>- modifies occupancy (free) list </text:p>
      <text:p text:style-name="P1"><text:tab/>- merges neighboring free blocks </text:p>
      <text:p text:style-name="P1"/>
      <text:p text:style-name="P1">3. SetOfPools allocator maintains several MemoryPool and ArrayMemoryPool objects, each for every alignment and size pair. </text:p>
      <text:p text:style-name="P1"/>
      <text:p text:style-name="P1">Additional information: </text:p>
      <text:p text:style-name="P1"><text:tab/>- for allocation: alignment, size </text:p>
      <text:p text:style-name="P1"/>
      <text:p text:style-name="P1">Allocation: </text:p>
      <text:p text:style-name="P1"><text:tab/>- dispatchs the request to determined MemoryPool object. </text:p>
      <text:p text:style-name="P1"><text:tab/> </text:p>
      <text:p text:style-name="P1">Deallocation: </text:p>
      <text:p text:style-name="P1"><text:tab/>- dispatchs the request to determined MemoryPool object. </text:p>
      <text:p text:style-name="P1"/>
      <text:p text:style-name="P1">4. MemoryPool allocator maintains several chunks of memory, maintains occupancy table for every chunk and maintains memory allocate request for certain alignment and </text:p>
      <text:p text:style-name="P1">size pair. </text:p>
      <text:p text:style-name="P1"/>
      <text:p text:style-name="P1">Allocation: </text:p>
      <text:p text:style-name="P1"><text:tab/>- if there is no preallocated chunks, the chunk of certain size will be allocated via application allocator. </text:p>
      <text:p text:style-name="P1"><text:tab/>- if there is no free cell in existing chunks, the chunk of certain size will be allocated via application allocator. </text:p>
      <text:p text:style-name="P1"><text:tab/>- cell will be allocated in selected chunk. Occupancy table cell will be marked. </text:p>
      <text:p text:style-name="P1"><text:tab/> </text:p>
      <text:p text:style-name="P1">Deallocation: </text:p>
      <text:p text:style-name="P1"><text:tab/>- detects the appropriate chunk by its address </text:p>
      <text:p text:style-name="P1"><text:tab/>- modifies occupancy table </text:p>
      <text:p text:style-name="P1"/>
      <text:p text:style-name="P1">5. ArrayMemoryPool allocator maintains several chunks of memory, maintains occupancy table for every chunk, maintains allocation size for every allocation and maintains memory allocate request for certain alignment and size pair. </text:p>
      <text:p text:style-name="P1"/>
      <text:p text:style-name="P1"/>
      <text:p text:style-name="P1">=========================================================================== </text:p>
      <text:p text:style-name="P1"/>
      <text:p text:style-name="P1">Fixed_size_heap_allocator: </text:p>
      <text:p text:style-name="P1"/>
      <text:p text:style-name="P1">Top_pool_allocator: allocates Double_linked_node&lt; Memory_block_descriptor &gt; at the top of the heap. </text:p>
      <text:p text:style-name="P1"/>
      <text:p text:style-name="P2">It consists of the following structures: [ 4 or 8 bytes ] [ 31 or 63 elements of DLN&lt; MBD &gt; ] </text:p>
      <text:p text:style-name="P2">size of one structure is: sizeof( Natural ) + sizeof( DLN&lt; MBD &gt; ) * ( sizeof( Natural ) * ( 8 (bpb) ) - 1 )</text:p>
      <text:p text:style-name="P2">Highest bit of control word indicates the presence of following stru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sha </meta:initial-creator>
    <meta:creation-date>2015-09-29T20:32:25.366250469</meta:creation-date>
    <dc:date>2016-11-27T09:41:27.656619967</dc:date>
    <dc:creator>eisha </dc:creator>
    <meta:editing-duration>PT25M44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70" meta:word-count="641" meta:character-count="4439" meta:non-whitespace-character-count="3768"/>
  </office:meta>
</office:document-meta>
</file>